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New Roman" fo:font-size="12pt" style:font-size-asian="12pt" style:font-size-complex="12pt"/>
    </style:style>
    <style:style style:name="P2"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3"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T1" style:family="text">
      <style:text-properties fo:font-variant="normal" fo:text-transform="none" fo:color="#3a3a3a"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Object Oriented Design</text:p>
      <text:p text:style-name="P1">FOSS #2</text:p>
      <text:p text:style-name="P1"/>
      <text:p text:style-name="P2">Eucalytpus Analysis</text:p>
      <text:p text:style-name="P3"><text:tab/>The Eucalyptus project at first glance, seems very interesting and powerful. The more I read about it, the more I realized how powerful it really is. There appear to be endless possibilities for this software. On the website, they are called, “<text:span text:style-name="T1">the most widely deployed cloud platform for the private (on-premise) cloud.” The project runs on a wide variety of platforms, and it is fast as well as efficient. I eventually would like to see Eucalyptus be used on even more platforms and possibly become used by average, home users. </text:span></text:p>
      <text:p text:style-name="P3"><text:span text:style-name="T1"><text:tab/></text:span><text:span text:style-name="T1">It appears that this project is very active because the forums, as well as the IRC, are always full of knowledgeable contributors. </text:span><text:span text:style-name="T1">I was unable to determine exactly how many developers there are contributing to this project, but I was pleased to see how active the forums were. </text:span><text:span text:style-name="T1">In addition, I was able to find an abundance of documentation about setting up the software on multiple </text:span><text:span text:style-name="T1">platforms. </text:span></text:p>
      <text:p text:style-name="P3"><text:span text:style-name="T1"><text:tab/>To track bugs, this project uses the RT (request tracker) for bug tickets. It appears very simple to use, especially if people already have some experience with other bug trackers. Eucalyptus also uses Bazaar for their version control system. </text:span><text:span text:style-name="T1">It seems like a fairly simple program to learn, so I am looking forward to getting used to a new program, since I am already fairly familiar with SVN and GIT. </text:span></text:p>
      <text:p text:style-name="P3"><text:span text:style-name="T1"><text:tab/></text:span><text:span text:style-name="T1">I have already downloaded and installed this project and it was a very easy process. I think that most people will be able to set it up in only a few minutes. The project is extremely flexible and easy to use, so I think finding a starting point for writing code will be easy. There are many features that could probably use some work, so contributing to this project will be fun. Overall, I have learned a lot about this project and I am really excited to get star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Verdana, sans-serif"/>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meta:initial-creator>
    <meta:creation-date>2012-02-13T10:33:06</meta:creation-date>
    <dc:date>2012-03-26T15:10:30</dc:date>
    <dc:creator>Karl Wurst</dc:creator>
    <meta:editing-duration>PT1H1M41S</meta:editing-duration>
    <meta:editing-cycles>8</meta:editing-cycles>
    <meta:generator>LibreOffice/3.4$Unix LibreOffice_project/340m1$Build-302</meta:generator>
    <meta:document-statistic meta:table-count="0" meta:image-count="0" meta:object-count="0" meta:page-count="1" meta:paragraph-count="7" meta:word-count="323" meta:character-count="1845" meta:non-whitespace-character-count="1522"/>
  </office:meta>
</office:document-meta>
</file>